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9.174cm" fo:min-width="0cm" fo:padding-top="0.141cm" fo:padding-bottom="0.141cm" fo:padding-left="0.141cm" fo:padding-right="0.141cm" fo:wrap-option="no-wrap" draw:shadow="hidden"/>
    </style:style>
    <style:style style:name="pr2" style:family="presentation" style:parent-style-name="Default-subtitle" style:list-style-name="L1">
      <style:graphic-properties draw:fill-color="#ffffff" draw:auto-grow-height="true" fo:min-height="14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fill-color="#ffffff" draw:auto-grow-height="true" fo:min-height="9.174cm"/>
    </style:style>
    <style:style style:name="pr5" style:family="presentation" style:parent-style-name="Default-notes">
      <style:graphic-properties draw:fill-color="#ffffff" fo:min-height="11.179cm"/>
    </style:style>
    <style:style style:name="pr6" style:family="presentation" style:parent-style-name="Title1-title">
      <style:graphic-properties draw:fill-color="#ffffff" fo:min-height="7.143cm"/>
    </style:style>
    <style:style style:name="pr7" style:family="presentation" style:parent-style-name="Title1-notes">
      <style:graphic-properties draw:fill-color="#ffffff" fo:min-height="11.179cm"/>
    </style:style>
    <style:style style:name="pr8" style:family="presentation" style:parent-style-name="Default-title">
      <style:graphic-properties draw:fill-color="#ffffff" fo:min-height="8.923cm"/>
    </style:style>
    <style:style style:name="pr9" style:family="presentation" style:parent-style-name="Default-outline1" style:list-style-name="L4">
      <style:graphic-properties draw:stroke="none" draw:fill="none" fo:min-height="1.78cm"/>
    </style:style>
    <style:style style:name="pr10" style:family="presentation" style:parent-style-name="Title1-title">
      <style:graphic-properties draw:fill-color="#ffffff" draw:auto-grow-height="true" fo:min-height="7.394cm"/>
    </style:style>
    <style:style style:name="pr11" style:family="presentation" style:parent-style-name="Title1-subtitle" style:list-style-name="L8">
      <style:graphic-properties draw:fill-color="#ffffff" draw:auto-grow-height="true" fo:min-height="23.054cm"/>
    </style:style>
    <style:style style:name="pr12" style:family="presentation" style:parent-style-name="Title1-subtitle">
      <style:graphic-properties draw:fill-color="#ffffff" fo:min-height="22.803cm"/>
    </style:style>
    <style:style style:name="pr13" style:family="presentation" style:parent-style-name="Default-title">
      <style:graphic-properties draw:fill-color="#ffffff" draw:auto-grow-height="true" fo:min-height="8.95cm"/>
    </style:style>
    <style:style style:name="pr14" style:family="presentation" style:parent-style-name="Default-outline1">
      <style:graphic-properties draw:fill-color="#ffffff" draw:auto-grow-height="true" fo:min-height="14cm"/>
    </style:style>
    <style:style style:name="pr15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no-wrap" draw:shadow="hidden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no-wrap" draw:shadow="hidden"/>
    </style:style>
    <style:style style:name="pr17" style:family="presentation" style:parent-style-name="Title1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text:enable-numbering="false" fo:text-indent="0cm"/>
    </style:style>
    <style:style style:name="P2" style:family="paragraph">
      <style:paragraph-properties fo:margin-left="0cm" fo:margin-right="0cm" fo:line-height="100%" fo:text-align="center" text:enable-numbering="false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469cm" fo:margin-right="0cm" fo:margin-top="0.846cm" fo:margin-bottom="0cm" fo:line-height="100%" fo:text-align="start" text:enable-numbering="true" fo:text-indent="-1.588cm"/>
    </style:style>
    <style:style style:name="P5" style:family="paragraph">
      <style:paragraph-properties fo:margin-left="3.563cm" fo:margin-right="0cm" fo:text-indent="-1.588cm"/>
    </style:style>
    <style:style style:name="P6" style:family="paragraph">
      <style:paragraph-properties fo:margin-left="2.328cm" fo:margin-right="0cm" fo:text-indent="-1.588cm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line-height="100%" fo:text-align="center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2.328cm" fo:margin-right="0cm" fo:text-indent="-1.588cm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family-asian="'ヒラギノ角ゴ ProN W3'" style:font-pitch-asian="variable" style:font-family-complex="'ヒラギノ角ゴ ProN W3'" style:font-pitch-complex="variable"/>
    </style:style>
    <text:list-style style:name="L1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74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7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lian Simpson, The Build Doctor Limited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9.069cm" svg:height="10.636cm" svg:x="3.527cm" svg:y="3.087cm" presentation:class="title">
          <draw:text-box>
            <text:p text:style-name="P1">Design patterns without developers?</text:p>
          </draw:text-box>
        </draw:frame>
        <draw:frame presentation:style-name="pr2" draw:text-style-name="P1" draw:layer="layout" svg:width="29.069cm" svg:height="14cm" svg:x="3.527cm" svg:y="13.97cm" presentation:class="subtitle">
          <draw:text-box>
            <text:list text:style-name="L2">
              <text:list-item>
                <text:list>
                  <text:list-item>
                    <text:p text:style-name="P1">Julian Simpson, The Build Doctor Lt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http://www.build-doctor.co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3" draw:layer="layout" svg:width="29.069cm" svg:height="9.174cm" svg:x="3.527cm" svg:y="4.55cm" presentation:class="title">
          <draw:text-box>
            <text:p text:style-name="P3">Who am I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5" draw:text-style-name="P3" draw:layer="layout" svg:width="15.239cm" svg:height="11.179cm" svg:x="1.905cm" svg:y="12.064cm" presentation:class="notes" presentation:user-transformed="true">
            <draw:text-box>
              <text:p text:style-name="P3">Sysadmn</text:p>
              <text:p text:style-name="P3">Build Manager</text:p>
              <text:p text:style-name="P3">Blogger</text:p>
              <text:p text:style-name="P3">Freelancere</text:p>
            </draw:text-box>
          </draw:frame>
        </presentation:notes>
      </draw:page>
      <draw:page draw:name="page3" draw:style-name="dp4" draw:master-page-name="Title1" presentation:presentation-page-layout-name="AL2T19" presentation:use-footer-name="ftr1">
        <office:forms form:automatic-focus="false" form:apply-design-mode="false"/>
        <draw:frame presentation:style-name="pr6" draw:text-style-name="P3" draw:layer="layout" svg:width="29.069cm" svg:height="7.143cm" svg:x="3.931cm" svg:y="5.5cm" presentation:class="title" presentation:user-transformed="true">
          <draw:text-box>
            <text:p text:style-name="P3">Why are we here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" presentation:class="page"/>
          <draw:frame presentation:style-name="pr7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3" draw:layer="layout" svg:width="29.069cm" svg:height="10.354cm" svg:x="3.527cm" svg:y="3.96cm" presentation:class="title" presentation:user-transformed="true">
          <draw:text-box>
            <text:p text:style-name="P3">Patterns for developers:<text:line-break/>they're good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3">What about other disciplines?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3" draw:layer="layout" svg:width="29.069cm" svg:height="9.174cm" svg:x="3.527cm" svg:y="4.55cm" presentation:class="title">
          <draw:text-box>
            <text:p text:style-name="P3">Others could benefit.</text:p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3" draw:layer="layout" svg:width="29.069cm" svg:height="10.353cm" svg:x="3.527cm" svg:y="3.96cm" presentation:class="title" presentation:user-transformed="true">
          <draw:text-box>
            <text:p text:style-name="P3"><text:line-break/>We don't have a GoF moment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3" draw:layer="layout" svg:width="29.069cm" svg:height="8.923cm" svg:x="3.527cm" svg:y="4.675cm" presentation:class="title">
          <draw:text-box>
            <text:p text:style-name="P3">Some work has been done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3" draw:layer="layout" svg:width="29.069cm" svg:height="8.923cm" svg:x="3.527cm" svg:y="4.675cm" presentation:class="title">
          <draw:text-box>
            <text:p text:style-name="P3">So let's make a GoF moment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3" draw:layer="layout" svg:width="29.069cm" svg:height="8.923cm" svg:x="3.527cm" svg:y="4.675cm" presentation:class="title">
          <draw:text-box>
            <text:p text:style-name="P3">Now.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3" draw:layer="layout" svg:width="29.069cm" svg:height="8.923cm" svg:x="3.527cm" svg:y="4.675cm" presentation:class="title">
          <draw:text-box>
            <text:p text:style-name="P3">Here's what to do: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3" draw:layer="layout" svg:width="29.069cm" svg:height="9.174cm" svg:x="3.527cm" svg:y="4.55cm" presentation:class="title">
          <draw:text-box>
            <text:p text:style-name="P3">Break into groups</text:p>
          </draw:text-box>
        </draw:frame>
        <draw:frame presentation:style-name="pr9" draw:text-style-name="P4" draw:layer="layout" svg:width="30.335cm" svg:height="8.451cm" svg:x="3.201cm" svg:y="13.774cm">
          <draw:text-box>
            <text:list text:style-name="L4">
              <text:list-item>
                <text:list>
                  <text:list-item>
                    <text:p text:style-name="P4">DBA,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Sysadmin,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QA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/>Build Mg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3" draw:layer="layout" svg:width="29.069cm" svg:height="9.174cm" svg:x="3.527cm" svg:y="4.55cm" presentation:class="title">
          <draw:text-box>
            <text:p text:style-name="P3">You'll have 2 minutes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3" draw:layer="layout" svg:width="29.069cm" svg:height="8.923cm" svg:x="3.527cm" svg:y="4.675cm" presentation:class="title">
          <draw:text-box>
            <text:p text:style-name="P3">Not yet!</text:p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3" draw:layer="layout" svg:width="29.069cm" svg:height="10.354cm" svg:x="3.527cm" svg:y="3.96cm" presentation:class="title" presentation:user-transformed="true">
          <draw:text-box>
            <text:p text:style-name="P3">We'll spend 40 minutes on patterns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3">I'll come around and help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3" draw:layer="layout" svg:width="29.069cm" svg:height="8.923cm" svg:x="3.527cm" svg:y="4.675cm" presentation:class="title">
          <draw:text-box>
            <text:p text:style-name="P3">Then we collect the results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1T0" presentation:use-footer-name="ftr1">
        <office:forms form:automatic-focus="false" form:apply-design-mode="false"/>
        <draw:frame presentation:style-name="pr10" draw:text-style-name="P3" draw:layer="layout" svg:width="29.069cm" svg:height="7.394cm" svg:x="3.527cm" svg:y="0.396cm" presentation:class="title">
          <draw:text-box>
            <text:p text:style-name="P3"><text:s/>Existing patterns</text:p>
          </draw:text-box>
        </draw:frame>
        <draw:frame presentation:style-name="pr11" draw:text-style-name="P3" draw:layer="layout" svg:width="29.069cm" svg:height="23.054cm" svg:x="3.527cm" svg:y="4.102cm" presentation:class="subtitle">
          <draw:text-box>
            <text:list text:style-name="L5">
              <text:list-item>
                <text:list>
                  <text:list-item>
                    <text:p text:style-name="P3">Checkin Gat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Chained buil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Repositor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7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1T0" presentation:use-footer-name="ftr1">
        <office:forms form:automatic-focus="false" form:apply-design-mode="false"/>
        <draw:frame presentation:style-name="pr6" draw:text-style-name="P3" draw:layer="layout" svg:width="29.069cm" svg:height="7.143cm" svg:x="3.527cm" svg:y="0.521cm" presentation:class="title">
          <draw:text-box>
            <text:p text:style-name="P3">Template</text:p>
          </draw:text-box>
        </draw:frame>
        <draw:frame presentation:style-name="pr12" draw:text-style-name="P6" draw:layer="layout" svg:width="29.069cm" svg:height="22.803cm" svg:x="3.527cm" svg:y="4.227cm" presentation:class="subtitle">
          <draw:text-box>
            <text:list text:style-name="L6">
              <text:list-item>
                <text:list>
                  <text:list-item>
                    <text:p text:style-name="P5">Nam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">Inten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">Motivatio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">Applicability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"><text:span text:style-name="T1">Us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9" presentation:class="page"/>
          <draw:frame presentation:style-name="pr7" draw:text-style-name="P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>
        <office:forms form:automatic-focus="false" form:apply-design-mode="false"/>
        <draw:frame presentation:style-name="pr13" draw:text-style-name="P3" draw:layer="layout" svg:width="29.069cm" svg:height="8.95cm" svg:x="3.527cm" svg:y="4.55cm" presentation:class="title" presentation:user-transformed="true">
          <draw:text-box>
            <text:p text:style-name="P3">Intel</text:p>
          </draw:text-box>
        </draw:frame>
        <draw:frame presentation:style-name="pr14" draw:text-style-name="P3" draw:layer="layout" svg:width="29.069cm" svg:height="14cm" svg:x="3.527cm" svg:y="13.08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0" presentation:class="page"/>
          <draw:frame presentation:style-name="pr5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5" draw:master-page-name="Title1" presentation:presentation-page-layout-name="AL3T1" presentation:use-footer-name="ftr1">
        <office:forms form:automatic-focus="false" form:apply-design-mode="false"/>
        <draw:frame presentation:style-name="pr15" draw:text-style-name="P9" draw:layer="layout" svg:width="29.069cm" svg:height="6.774cm" svg:x="3.527cm" svg:y="0.705cm" presentation:class="title" presentation:user-transformed="true">
          <draw:text-box>
            <text:p text:style-name="P8">Get into groups<text:span text:style-name="T2"><text:tab/></text:span></text:p>
          </draw:text-box>
        </draw:frame>
        <draw:frame presentation:style-name="pr16" draw:text-style-name="P10" draw:layer="layout" svg:width="29.069cm" svg:height="15.876cm" svg:x="3.527cm" svg:y="7.69cm" presentation:class="outline" presentation:user-transformed="true">
          <draw:text-box>
            <text:list text:style-name="L7">
              <text:list-item>
                <text:p text:style-name="P4">2 minutes to self organise</text:p>
              </text:list-item>
            </text:list>
            <text:list text:style-name="L7">
              <text:list-item>
                <text:p text:style-name="P4">Or I’ll do it.</text:p>
              </text:list-item>
            </text:list>
            <text:list text:style-name="L7">
              <text:list-item>
                <text:p text:style-name="P4">You wouldn’t like that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17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3.56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4.79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6.032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3.704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4.93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6.17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3.704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4.93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6.17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2-outline1" style:family="presentation">
      <style:graphic-properties draw:stroke="none" draw:fill="none">
        <text:list-style style:name="Title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2-outline2" style:family="presentation" style:parent-style-name="Title12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title" style:family="presentation">
      <style:graphic-properties draw:stroke="none" draw:fill="none" draw:textarea-vertical-align="middle">
        <text:list-style style:name="Title13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3-outline1" style:family="presentation">
      <style:graphic-properties draw:stroke="none" draw:fill="none">
        <text:list-style style:name="Title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3-outline2" style:family="presentation" style:parent-style-name="Title13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6"/>
      <draw:page-thumbnail draw:layer="backgroundobjects" svg:width="6.094cm" svg:height="4.57cm" svg:x="10.763cm" svg:y="17.272cm" draw:page-number="7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outline1" draw:layer="backgroundobjects" svg:width="29.069cm" svg:height="13.999cm" svg:x="3.527cm" svg:y="13.97cm" presentation:class="outline" presentation:placeholder="true">
        <draw:text-box/>
      </draw:frame>
      <draw:frame presentation:style-name="Default-title" draw:layer="backgroundobjects" svg:width="29.069cm" svg:height="9.173cm" svg:x="3.527cm" svg:y="4.5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dp1">
      <office:forms form:automatic-focus="false" form:apply-design-mode="false"/>
      <draw:frame presentation:style-name="Title1-title" draw:layer="backgroundobjects" svg:width="29.069cm" svg:height="7.393cm" svg:x="3.527cm" svg:y="0.396cm" presentation:class="title" presentation:placeholder="true">
        <draw:text-box/>
      </draw:frame>
      <draw:frame presentation:style-name="Title1-outline1" draw:layer="backgroundobjects" svg:width="29.069cm" svg:height="23.053cm" svg:x="3.527cm" svg:y="4.10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4" style:page-layout-name="PM1" draw:style-name="dp1">
      <draw:frame presentation:style-name="Title4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5" style:page-layout-name="PM1" draw:style-name="dp1">
      <draw:frame presentation:style-name="Title5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6" style:page-layout-name="PM1" draw:style-name="dp1">
      <draw:frame presentation:style-name="Title6-outline1" draw:layer="backgroundobjects" svg:width="16.298cm" svg:height="14.663cm" svg:x="1.764cm" svg:y="13.3cm" presentation:class="outline" presentation:placeholder="true">
        <draw:text-box/>
      </draw:frame>
      <draw:frame presentation:style-name="Title6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7" style:page-layout-name="PM1" draw:style-name="dp1">
      <draw:frame presentation:style-name="Title7-outline1" draw:layer="backgroundobjects" svg:width="16.298cm" svg:height="14.663cm" svg:x="1.764cm" svg:y="13.3cm" presentation:class="outline" presentation:placeholder="true">
        <draw:text-box/>
      </draw:frame>
      <draw:frame presentation:style-name="Title7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8" style:page-layout-name="PM1" draw:style-name="dp1">
      <draw:frame presentation:style-name="Title8-title" draw:layer="backgroundobjects" svg:width="29.069cm" svg:height="7.393cm" svg:x="3.527cm" svg:y="0.396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9" style:page-layout-name="PM1" draw:style-name="dp1"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0" style:page-layout-name="PM1" draw:style-name="dp1">
      <draw:frame presentation:style-name="Title10-title" draw:layer="backgroundobjects" svg:width="29.069cm" svg:height="7.393cm" svg:x="3.527cm" svg:y="0.396cm" presentation:class="title" presentation:placeholder="true">
        <draw:text-box/>
      </draw:frame>
      <draw:frame presentation:style-name="Title10-outline1" draw:layer="backgroundobjects" svg:width="14.005cm" svg:height="40.791cm" svg:x="3.527cm" svg:y="-4.767cm" presentation:class="outlin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1" style:page-layout-name="PM1" draw:style-name="dp1">
      <draw:frame presentation:style-name="Title11-title" draw:layer="backgroundobjects" svg:width="29.069cm" svg:height="7.393cm" svg:x="3.527cm" svg:y="0.396cm" presentation:class="title" presentation:placeholder="true">
        <draw:text-box/>
      </draw:frame>
      <draw:frame presentation:style-name="Title11-outline1" draw:layer="backgroundobjects" svg:width="29.069cm" svg:height="23.189cm" svg:x="3.527cm" svg:y="7.69cm" presentation:class="outline" presentation:placeholder="true">
        <draw:text-box/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2" style:page-layout-name="PM1" draw:style-name="dp1">
      <draw:frame presentation:style-name="Title12-title" draw:layer="backgroundobjects" svg:width="29.069cm" svg:height="7.393cm" svg:x="3.527cm" svg:y="0.396cm" presentation:class="title" presentation:placeholder="true">
        <draw:text-box/>
      </draw:frame>
      <draw:frame presentation:style-name="Title12-outline1" draw:layer="backgroundobjects" svg:width="11.007cm" svg:height="55.685cm" svg:x="21.589cm" svg:y="-12.214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3" style:page-layout-name="PM1" draw:style-name="dp1">
      <draw:frame presentation:style-name="Title13-title" draw:layer="backgroundobjects" svg:width="29.069cm" svg:height="7.393cm" svg:x="3.527cm" svg:y="0.396cm" presentation:class="title" presentation:placeholder="true">
        <draw:text-box/>
      </draw:frame>
      <draw:frame presentation:style-name="Title13-outline1" draw:layer="backgroundobjects" svg:width="14.005cm" svg:height="40.791cm" svg:x="3.527cm" svg:y="-4.767cm" presentation:class="outlin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date>2010-03-25T16:19:34</dc:date>
    <meta:editing-cycles>3</meta:editing-cycles>
    <meta:editing-duration>PT1H8M32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